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/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/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/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/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/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/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/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/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/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/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/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/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Good, you've come. We have been waiting
for you.”</text:p>
          </table:table-cell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situ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before, we have not confirmed the
whereabouts of my sis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no information to go on, other than
the fact that she headed for the back of the
forest, al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d better get a move 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please me greatly if you wou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t will not be so simple. Jakla Forest
is full of a certain something to be wary of.”</text:p>
          </table:table-cell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thing to be wary of...?</text:p>
          </table:table-cell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would be the “Jaklas”,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precise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pirit Queen is as wise as the legends
foretold.”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just so happened to know that little
tidbit of trivia...!</text:p>
          </table:table-cell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hat are these Jakla thingies? Monster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A Jakla is a species of plant that grows
throughout the for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particularly harmful, but they
sprout enormous fruits which resemble
lanterns, and that often get in the way.”</text:p>
          </table:table-cell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e'll just have to cut our way through,
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Essentially, but the problem lies with how
they can be destroyed.”</text:p>
          </table:table-cell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that toug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sturdy plants by natu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Magic that has recently
pervaded throughout the world has made
them extremely resilient.”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o...?</text:p>
          </table:table-cell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related to the “manaphylactic reaction”
we discussed by the oasis.</text:p>
          </table:table-cell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 office:value-type="string">
            <text:p>Jakla plants are highly sensitive to Magic, and
react very easily to its effects.</text:p>
          </table:table-cell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 office:value-type="string">
            <text:p>They have become very resistant and fertile
due to Magical interference.</text:p>
          </table:table-cell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... if they're what's blockin' the path
through the forest, then there's no way we
can get thr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re is one way to weed out
the plants.”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ll, you see...”</text:p>
          </table:table-cell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??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difficult to say, but, one mus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pply your... the wastewater of a Heavenly
Maiden...”</text:p>
          </table:table-cell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... Wastewater, as in...</text:p>
          </table:table-cell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 office:value-type="string">
            <text:p>Pee, right...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ﾟДﾟ;) ...
(; ﾟ Дﾟ) ... /////</text:p>
          </table:table-cell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I see.</text:p>
          </table:table-cell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 office:value-type="string">
            <text:p>The target, which has been polluted by Magic,
can only be neutralized with Seraphia.</text:p>
          </table:table-cell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 office:value-type="string">
            <text:p>If a fluid containing that power permeates
into the roots of the Jakla plant, it will counter
the manaphylactic effec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exactly righ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W-Wait! That is not to say that this was
my plan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lan was the result of much deliberation
by learned priests of the church, and scholars
knowledgeable about Magical contamination..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 is exactly as the Knight Commander
says... there is no other way to eliminate
the Jakla plants...</text:p>
          </table:table-cell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 an embarrassing scientific
breakthrough...</text:p>
          </table:table-cell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gainst the clock, here.</text:p>
          </table:table-cell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 office:value-type="string">
            <text:p>It's not as though I don't understand your
bashfulness, but this is the only option and
we have to take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ose are the circumstanc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are no others among us who possess
the power of Seraphia. I am extremely sorry
to ask this of you, but please help us.”</text:p>
          </table:table-cell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... welp, if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sh!</text:p>
          </table:table-cell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time to wast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my soldiers bring you something to
make the operation run smooth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may find them to be indecent, but please
accep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side him?</text:p>
          </table:table-cell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 office:value-type="string">
            <text:p>The soldier who went missing was none other
than the Knight Commander's sister.</text:p>
          </table:table-cell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 office:value-type="string">
            <text:p>I'd like to rescue her, no matter what...!</text:p>
          </table:table-cell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 office:value-type="string">
            <text:p>Throw off your shame! For the Knight
Commander's sister!</text:p>
          </table:table-cell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 office:value-type="string">
            <text:p>You ladies have got it rough... you have my
highest sympathie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